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D0000040172ACBC26503F5CB6.png" manifest:media-type="image/png"/>
  <manifest:file-entry manifest:full-path="Pictures/100002010000073D00000401F2BF7CE4C6CEC0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f0b5" officeooo:paragraph-rsid="0017f0b5"/>
    </style:style>
    <style:style style:name="P2" style:family="paragraph" style:parent-style-name="Standard">
      <style:paragraph-properties fo:break-before="page"/>
      <style:text-properties officeooo:rsid="0017f0b5" officeooo:paragraph-rsid="0017f0b5"/>
    </style:style>
    <style:style style:name="T1" style:family="text">
      <style:text-properties officeooo:rsid="0019b678"/>
    </style:style>
    <style:style style:name="T2" style:family="text">
      <style:text-properties officeooo:rsid="001ac3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2" text:anchor-type="paragraph" svg:width="6.6929in" svg:height="3.702in" draw:z-index="1"><draw:image xlink:href="Pictures/100002010000073D00000401F2BF7CE4C6CEC089.png" xlink:type="simple" xlink:show="embed" xlink:actuate="onLoad" loext:mime-type="image/x-vclgraphic"/></draw:frame></text:p>
      <text:p text:style-name="P1">Bearing box before <text:span text:style-name="T2">pass through</text:span> filter</text:p>
      <text:p text:style-name="P1"/>
      <text:p text:style-name="P1"><draw:frame draw:style-name="fr1" draw:name="Image1" text:anchor-type="paragraph" svg:x="-0.052in" svg:y="0.0252in" svg:width="6.5055in" svg:height="3.5984in" draw:z-index="0"><draw:image xlink:href="Pictures/100002010000073D0000040172ACBC26503F5CB6.png" xlink:type="simple" xlink:show="embed" xlink:actuate="onLoad" loext:mime-type="image/x-vclgraphic"/></draw:frame></text:p>
      <text:p text:style-name="P1">Bearing box after <text:span text:style-name="T2">pass through</text:span> filter</text:p>
      <text:p text:style-name="P1"/>
      <text:p text:style-name="P1">With this filter you can define min and max dimensions of x,y,z. In this particular example we use it to remove the curved edges so the segmentation will get easier <text:span text:style-name="T1">and more accurate</text:span>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24:54.411630469</meta:creation-date>
    <dc:date>2019-09-25T15:35:23.002022838</dc:date>
    <meta:editing-duration>PT10M30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2" meta:paragraph-count="3" meta:word-count="45" meta:character-count="258" meta:non-whitespace-character-count="216"/>
  </office:meta>
</office:document-meta>
</file>